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2025-06-17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952" calcext:value-type="float">
            <text:p>45.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2025-03-28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46064" calcext:value-type="float">
            <text:p>43.9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2024-12-20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0784" calcext:value-type="float">
            <text:p>43.6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2024-09-27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572" calcext:value-type="float">
            <text:p>45.7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2024-03-14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0224" calcext:value-type="float">
            <text:p>42.9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2023-12-20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2624" calcext:value-type="float">
            <text:p>43.0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2023-09-15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62016" calcext:value-type="float">
            <text:p>43.5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2023-06-28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3288" calcext:value-type="float">
            <text:p>43.8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2023-03-13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8848" calcext:value-type="float">
            <text:p>42.5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2022-12-14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536" calcext:value-type="float">
            <text:p>42.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2022-09-30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6632" calcext:value-type="float">
            <text:p>43.1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2022-06-23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056" calcext:value-type="float">
            <text:p>42.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2022-01-12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5088" calcext:value-type="float">
            <text:p>42.9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2021-09-20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4544" calcext:value-type="float">
            <text:p>43.2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2021-07-14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8016" calcext:value-type="float">
            <text:p>42.0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2021-03-11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516" calcext:value-type="float">
            <text:p>41.2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2020-12-18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2592" calcext:value-type="float">
            <text:p>41.3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2020-09-10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0128" calcext:value-type="float">
            <text:p>41.4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2020-06-25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0984" calcext:value-type="float">
            <text:p>41.4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2020-03-18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6392" calcext:value-type="float">
            <text:p>41.2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2019-12-18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5472" calcext:value-type="float">
            <text:p>41.4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2019-09-26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62" calcext:value-type="float">
            <text:p>41.9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2019-06-19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2608" calcext:value-type="float">
            <text:p>42.2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2019-03-19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872" calcext:value-type="float">
            <text:p>43.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2018-12-06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7712" calcext:value-type="float">
            <text:p>44.1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2018-09-18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5224" calcext:value-type="float">
            <text:p>41.0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2018-06-20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2136" calcext:value-type="float">
            <text:p>40.7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2018-03-08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2368" calcext:value-type="float">
            <text:p>40.2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2017-12-19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6792" calcext:value-type="float">
            <text:p>40.6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2017-09-26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9776" calcext:value-type="float">
            <text:p>40.8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2017-06-28 0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528" calcext:value-type="float">
            <text:p>42.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2017-03-14 2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5808" calcext:value-type="float">
            <text:p>41.1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2016-12-01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7608" calcext:value-type="float">
            <text:p>40.2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2016-09-29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076" calcext:value-type="float">
            <text:p>40.3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2016-06-14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6232" calcext:value-type="float">
            <text:p>39.9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2016-03-03 0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8072" calcext:value-type="float">
            <text:p>39.4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2015-12-09 0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6944" calcext:value-type="float">
            <text:p>39.5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2015-09-24 0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448" calcext:value-type="float">
            <text:p>39.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2015-06-04 0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5464" calcext:value-type="float">
            <text:p>39.1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2015-03-04 2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204" calcext:value-type="float">
            <text:p>39.1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2014-12-24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2688" calcext:value-type="float">
            <text:p>39.0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2014-09-18 0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2624" calcext:value-type="float">
            <text:p>39.2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2014-06-05 0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4712" calcext:value-type="float">
            <text:p>39.2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2014-03-05 2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528" calcext:value-type="float">
            <text:p>38.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2013-12-11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484" calcext:value-type="float">
            <text:p>38.7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201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2952" calcext:value-type="float">
            <text:p>40.3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2013-06-20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5176" calcext:value-type="float">
            <text:p>38.3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2013-03-08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4008" calcext:value-type="float">
            <text:p>38.1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2012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1544" calcext:value-type="float">
            <text:p>38.2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2012-10-04 0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5384" calcext:value-type="float">
            <text:p>38.5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2012-06-07 0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7872" calcext:value-type="float">
            <text:p>37.83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2012-03-07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2011-12-14 2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5888" calcext:value-type="float">
            <text:p>37.96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2011-09-22 0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7744" calcext:value-type="float">
            <text:p>38.3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2011-06-02 0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3544" calcext:value-type="float">
            <text:p>39.0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2011-03-02 2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804" calcext:value-type="float">
            <text:p>37.6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2010-12-09 0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9792" calcext:value-type="float">
            <text:p>37.95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2010-09-23 0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9392" calcext:value-type="float">
            <text:p>38.5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2010-06-23 2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352" calcext:value-type="float">
            <text:p>39.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2010-03-03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200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768" calcext:value-type="float">
            <text:p>38.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2009-09-30 2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9368" calcext:value-type="float">
            <text:p>39.1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2009-06-12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3408" calcext:value-type="float">
            <text:p>37.17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2009-03-04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7296" calcext:value-type="float">
            <text:p>36.2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2009-01-12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5792" calcext:value-type="float">
            <text:p>36.4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2008-09-18 0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4216" calcext:value-type="float">
            <text:p>38.3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2008-06-26 0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584" calcext:value-type="float">
            <text:p>39.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2008-03-26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016" calcext:value-type="float">
            <text:p>35.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2007-12-19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2392" calcext:value-type="float">
            <text:p>35.9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2007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172" calcext:value-type="float">
            <text:p>36.6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2007-06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0096" calcext:value-type="float">
            <text:p>35.8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2007-03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1008" calcext:value-type="float">
            <text:p>37.0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2005-03-09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048" calcext:value-type="float">
            <text:p>34.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2004-12-02 0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0896" calcext:value-type="float">
            <text:p>34.6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2004-09-08 2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8704" calcext:value-type="float">
            <text:p>34.5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2004-06-02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436" calcext:value-type="float">
            <text:p>34.8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2004-03-03 2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808" calcext:value-type="float">
            <text:p>34.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2003-12-03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5344" calcext:value-type="float">
            <text:p>34.3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2003-09-24 2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2944" calcext:value-type="float">
            <text:p>34.22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2003-06-04 2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5032" calcext:value-type="float">
            <text:p>34.16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2003-03-12 2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8144" calcext:value-type="float">
            <text:p>33.91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2002-12-05 0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188" calcext:value-type="float">
            <text:p>34.0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200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808" calcext:value-type="float">
            <text:p>34.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2002-06-05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9856" calcext:value-type="float">
            <text:p>33.89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2002-03-14 0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1192" calcext:value-type="float">
            <text:p>33.92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2001-12-05 2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6744" calcext:value-type="float">
            <text:p>34.14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2001-09-19 2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7016" calcext:value-type="float">
            <text:p>34.03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2001-06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4552" calcext:value-type="float">
            <text:p>34.13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2001-03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9" calcext:value-type="float">
            <text:p>33.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2000-12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2000-09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0064" calcext:value-type="float">
            <text:p>34.04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2000-06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0336" calcext:value-type="float">
            <text:p>33.93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1999-1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712" calcext:value-type="float">
            <text:p>34.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1999-09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0168" calcext:value-type="float">
            <text:p>34.1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1999-03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6432" calcext:value-type="float">
            <text:p>33.93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1998-1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9" calcext:value-type="float">
            <text:p>33.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1998-09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0712" calcext:value-type="float">
            <text:p>33.8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1998-06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04" calcext:value-type="float">
            <text:p>33.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1998-03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1256" calcext:value-type="float">
            <text:p>33.67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1997-1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2216" calcext:value-type="float">
            <text:p>33.73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1997-09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0504" calcext:value-type="float">
            <text:p>33.75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1997-06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2256" calcext:value-type="float">
            <text:p>34.0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1997-03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1544" calcext:value-type="float">
            <text:p>34.4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1996-1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7328" calcext:value-type="float">
            <text:p>34.2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1996-09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1996-06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4696" calcext:value-type="float">
            <text:p>34.52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1995-1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772" calcext:value-type="float">
            <text:p>35.09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1995-09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488" calcext:value-type="float">
            <text:p>35.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1995-06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0016" calcext:value-type="float">
            <text:p>35.18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1994-1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1994-09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2936" calcext:value-type="float">
            <text:p>35.68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1994-06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1993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2664" calcext:value-type="float">
            <text:p>35.79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1993-09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776" calcext:value-type="float">
            <text:p>35.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1993-06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536" calcext:value-type="float">
            <text:p>35.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1993-03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488" calcext:value-type="float">
            <text:p>35.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1992-1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204" calcext:value-type="float">
            <text:p>35.3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1992-09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964" calcext:value-type="float">
            <text:p>35.21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1992-06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7616" calcext:value-type="float">
            <text:p>35.02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1992-03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1416" calcext:value-type="float">
            <text:p>34.95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1991-12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1991-09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6656" calcext:value-type="float">
            <text:p>34.96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1991-06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9664" calcext:value-type="float">
            <text:p>34.64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1991-03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5176" calcext:value-type="float">
            <text:p>34.55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1991-0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9016" calcext:value-type="float">
            <text:p>34.7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1990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3672" calcext:value-type="float">
            <text:p>34.71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1990-06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7056" calcext:value-type="float">
            <text:p>34.3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1989-1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8224" calcext:value-type="float">
            <text:p>34.55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1989-09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4488" calcext:value-type="float">
            <text:p>34.3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1988-07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848" calcext:value-type="float">
            <text:p>33.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1988-03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1424" calcext:value-type="float">
            <text:p>33.49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1987-0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1986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4248" calcext:value-type="float">
            <text:p>32.46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1986-03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4688" calcext:value-type="float">
            <text:p>32.1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1985-08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8784" calcext:value-type="float">
            <text:p>31.4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1985-0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76" calcext:value-type="float">
            <text:p>30.4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19</text:p>
          </table:table-cell>
          <table:table-cell office:value-type="string" calcext:value-type="string">
            <text:p>02N/21E-22DDB</text:p>
          </table:table-cell>
          <table:table-cell office:value-type="string" calcext:value-type="string">
            <text:p>1984-02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64" meta:object-count="0"/>
    <meta:user-defined meta:name="AppVersion">3.0</meta:user-defined>
  </office:meta>
</office:document-meta>
</file>